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35DA000033791126D166.svm"/>
  <manifest:file-entry manifest:media-type="" manifest:full-path="Pictures/2000000700003E1E00002EEDF8E5AEF3.svm"/>
  <manifest:file-entry manifest:media-type="" manifest:full-path="Pictures/20000007000031EC000013BF77F795E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Heading_20_2">
      <style:text-properties fo:language="ru" fo:country="RU" fo:font-style="normal" style:font-style-asian="normal" style:font-style-complex="normal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Heading_20_3">
      <style:text-properties style:font-name="Times New Roman"/>
    </style:style>
    <style:style style:name="P7" style:family="paragraph" style:parent-style-name="Heading_20_3"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style:font-name="Times New Roman" fo:language="ru" fo:country="RU" fo:font-style="normal" style:font-style-asian="normal" style:font-style-complex="normal"/>
    </style:style>
    <style:style style:name="T5" style:family="text">
      <style:text-properties style:font-name="Times New Roman" fo:language="en" fo:country="US" fo:font-style="normal" style:font-style-asian="normal" style:font-style-complex="normal"/>
    </style:style>
    <style:style style:name="T6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7" style:family="text">
      <style:text-properties fo:color="#000000" style:font-name="Times New Roman" fo:font-size="10.5pt"/>
    </style:style>
    <style:style style:name="T8" style:family="text">
      <style:text-properties style:text-position="sub 58%" style:font-name="Times New Roman" fo:language="en" fo:country="US" fo:font-style="normal" style:font-style-asian="normal" style:font-style-complex="normal"/>
    </style:style>
    <style:style style:name="T9" style:family="text">
      <style:text-properties style:text-position="sub 58%" style:font-name="Times New Roman" fo:language="ru" fo:country="RU" fo:font-style="normal" style:font-style-asian="normal" style:font-style-complex="normal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Вопрос 3. Структура программ <text:span text:style-name="T1">C++. </text:span><text:span text:style-name="T2">Операции языка. Типы данных. Стандартные функции. Директивы препроцессора </text:span><text:span text:style-name="T1">#include </text:span><text:span text:style-name="T2">и </text:span><text:span text:style-name="T1">#define. </text:span><text:span text:style-name="T2">Интегрированная среда </text:span><text:span text:style-name="T1">Builder C++.</text:span></text:h>
      <text:h text:style-name="P3" text:outline-level="1"><text:span text:style-name="T1">Структура программ C++</text:span></text:h>
      <text:p text:style-name="P1"><text:span text:style-name="T1">Программа на языке С++ представляет собой набор функций. Одна из функций должна иметь имя main. Операционная система передает управление в программу пользователя на функцию с этим именем и тем самым начинается выполнение программы. От функций в программе функция main отличается тем, что ее нельзя вызвать изнутри программы, а ее параметры, если они существуют, обычно  задаются ОС, хотя это необязательно, main бывает первой функцией в тексте программы.</text:span></text:p>
      <text:h text:style-name="P4" text:outline-level="2">Типы данных</text:h>
      <text:h text:style-name="P5" text:outline-level="2"><draw:frame draw:style-name="fr1" draw:name="Графический объект1" text:anchor-type="paragraph" svg:width="15.901cm" svg:height="12.014cm" draw:z-index="0"><draw:image xlink:href="Pictures/2000000700003E1E00002EEDF8E5AEF3.svm" xlink:type="simple" xlink:show="embed" xlink:actuate="onLoad"/></draw:frame><text:span text:style-name="T3">Операции языка</text:span></text:h>
      <text:h text:style-name="P6" text:outline-level="3">Арифметические</text:h>
      <text:p text:style-name="Text_20_body"><text:span text:style-name="Strong_20_Emphasis"><text:span text:style-name="T7">"+</text:span></text:span><text:span text:style-name="T7">" - сложение</text:span></text:p>
      <text:p text:style-name="Text_20_body"><text:span text:style-name="T7">"</text:span><text:span text:style-name="Strong_20_Emphasis"><text:span text:style-name="T7">-</text:span></text:span><text:span text:style-name="T7">" - вычитание</text:span></text:p>
      <text:p text:style-name="Text_20_body"><text:span text:style-name="T7">"</text:span><text:span text:style-name="Strong_20_Emphasis"><text:span text:style-name="T7">*</text:span></text:span><text:span text:style-name="T7">" - умножение</text:span></text:p>
      <text:p text:style-name="Text_20_body"><text:span text:style-name="T7">"</text:span><text:span text:style-name="Strong_20_Emphasis"><text:span text:style-name="T7">/</text:span></text:span><text:span text:style-name="T7">" - деление</text:span></text:p>
      <text:p text:style-name="Text_20_body"><text:span text:style-name="T7">"</text:span><text:span text:style-name="Strong_20_Emphasis"><text:span text:style-name="T7">%</text:span></text:span><text:span text:style-name="T7">" - остаток от деления</text:span></text:p>
      <text:h text:style-name="P7" text:outline-level="3"><text:soft-page-break/>Логические</text:h>
      <text:h text:style-name="Heading_20_2" text:outline-level="2"><draw:frame draw:style-name="fr2" draw:name="Графический объект2" text:anchor-type="paragraph" svg:width="12.779cm" svg:height="5.055cm" draw:z-index="1"><draw:image xlink:href="Pictures/20000007000031EC000013BF77F795E2.svm" xlink:type="simple" xlink:show="embed" xlink:actuate="onLoad"/></draw:frame><text:span text:style-name="T4">Стандартные функции</text:span></text:h>
      <text:h text:style-name="Heading_20_2" text:outline-level="2"><draw:frame draw:style-name="fr2" draw:name="Графический объект3" text:anchor-type="paragraph" svg:width="13.787cm" svg:height="13.176cm" draw:z-index="2"><draw:image xlink:href="Pictures/20000007000035DA000033791126D166.svm" xlink:type="simple" xlink:show="embed" xlink:actuate="onLoad"/></draw:frame><text:span text:style-name="T4">Директивы препроцессора </text:span><text:span text:style-name="T5">#include</text:span><text:span text:style-name="T4"> и </text:span><text:span text:style-name="T5">#define</text:span></text:h>
      <text:p text:style-name="P2">Директива #include целиком подставляет файл, который передан параметром директиве.</text:p>
      <text:p text:style-name="P2">Директива #define определяет так называемые макросы и константы препроцессора. Определение макроса, при котором одно буквосочетание заменяется на другое, является простейшей макроподстановкой. Однако препроцессор понимает и более сложные макросы - макросы, содержащие параметры. Смысл таких макросов примерно такой же, как и для функций в языка программирования - выделить в одно место часто повторяющиеся действия и задать эти действия параметрами. </text:p>
      <text:p text:style-name="P2"><text:span text:style-name="T5">Для того, чтобы отменить макрос, существует директива #undef. Как только препроцессор встречает такую директиву, он "забывает" опеределённый ранее макрос и больше не заменяет его.</text:span></text:p>
      <text:h text:style-name="Heading_20_2" text:outline-level="2"><text:soft-page-break/><text:span text:style-name="T5">IDE Borland C++ Builder</text:span></text:h>
      <text:p text:style-name="Text_20_body"><text:span text:style-name="T10">C++ Builder объединяет в себе комплекс </text:span><text:a xlink:type="simple" xlink:href="http://ru.wikipedia.org/wiki/Библиотека_%28программирование%29"><text:span text:style-name="T10">объектных библиотек</text:span></text:a><text:span text:style-name="T10"> (</text:span><text:a xlink:type="simple" xlink:href="http://ru.wikipedia.org/wiki/Standard_Template_Library"><text:span text:style-name="T10">STL</text:span></text:a><text:span text:style-name="T10">, </text:span><text:a xlink:type="simple" xlink:href="http://ru.wikipedia.org/wiki/VCL"><text:span text:style-name="T10">VCL</text:span></text:a><text:span text:style-name="T10">, </text:span><text:a xlink:type="simple" xlink:href="http://ru.wikipedia.org/wiki/CLX"><text:span text:style-name="T10">CLX</text:span></text:a><text:span text:style-name="T10">, </text:span><text:a xlink:type="simple" xlink:href="http://ru.wikipedia.org/wiki/MFC"><text:span text:style-name="T10">MFC</text:span></text:a><text:span text:style-name="T10"> и др.), </text:span><text:a xlink:type="simple" xlink:href="http://ru.wikipedia.org/wiki/Компилятор"><text:span text:style-name="T10">компилятор</text:span></text:a><text:span text:style-name="T10">, </text:span><text:a xlink:type="simple" xlink:href="http://ru.wikipedia.org/wiki/Отладчик"><text:span text:style-name="T10">отладчик</text:span></text:a><text:span text:style-name="T10">, </text:span><text:a xlink:type="simple" xlink:href="http://ru.wikipedia.org/wiki/Редактор_кода"><text:span text:style-name="T10">редактор кода</text:span></text:a><text:span text:style-name="T10"> и многие другие компоненты. Цикл разработки аналогичен </text:span><text:a xlink:type="simple" xlink:href="http://ru.wikipedia.org/wiki/Delphi_%28среда_разработки%29"><text:span text:style-name="T10">Delphi</text:span></text:a><text:bookmark text:name="cite_ref-0"/><text:a xlink:type="simple" xlink:href="http://ru.wikipedia.org/wiki/C%2B%2B_Builder#cite_note-0"><text:span text:style-name="T10">[1]</text:span></text:a><text:span text:style-name="T10">. Большинство компонентов, разработанных в Delphi, можно использовать и в C++ Builder без модификации, но обратное утверждение не верно.</text:span></text:p>
      <text:p text:style-name="Text_20_body"><text:span text:style-name="T6">C++ Builder содержит инструменты, которые при помощи </text:span><text:a xlink:type="simple" xlink:href="http://ru.wikipedia.org/wiki/Drag-and-drop">drag-and-drop</text:a><text:span text:style-name="T6"> действительно делают </text:span><text:a xlink:type="simple" xlink:href="http://ru.wikipedia.org/wiki/Визуальное_программирование">разработку визуальной</text:a><text:span text:style-name="T6">, упрощает программирование благодаря встроенному </text:span><text:a xlink:type="simple" xlink:href="http://ru.wikipedia.org/wiki/WYSIWYG">WYSIWYG</text:a><text:span text:style-name="T6"> — </text:span><text:a xlink:type="simple" xlink:href="http://ru.wikipedia.org/w/index.php?title=Редактор_графического_пользовательского_интерфейса&amp;action=edit&amp;redlink=1">редактору интерфейса</text:a><text:span text:style-name="T6"> и п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09T21:29:26.20</dc:date>
    <meta:editing-duration>PT7H10M46S</meta:editing-duration>
    <meta:editing-cycles>2</meta:editing-cycles>
    <meta:generator>LibreOffice/3.5$Windows_x86 LibreOffice_project/165a79a-7059095-e13bb37-fef39a4-9503d18</meta:generator>
    <meta:document-statistic meta:table-count="0" meta:image-count="3" meta:object-count="0" meta:page-count="3" meta:paragraph-count="21" meta:word-count="281" meta:character-count="2082" meta:non-whitespace-character-count="1820"/>
  </office:meta>
</office:document-meta>
</file>